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979d" officeooo:paragraph-rsid="001cdb27" fo:background-color="transparent" style:font-size-asian="7pt" style:font-size-complex="7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7pt" fo:font-weight="normal" officeooo:rsid="0064be03" officeooo:paragraph-rsid="001cdb27" fo:background-color="transparent" style:font-size-asian="7pt" style:font-size-complex="7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21fd08" fo:background-color="transparent" style:font-size-asian="10.5pt" style:font-size-complex="10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0000" style:font-name="Andale Mono" fo:font-size="13pt" fo:font-weight="normal" officeooo:rsid="0064be03" officeooo:paragraph-rsid="001cdb27" fo:background-color="transparent" style:font-size-asian="13pt" style:font-size-complex="13pt"/>
    </style:style>
    <style:style style:name="P5" style:family="paragraph" style:parent-style-name="Preformatted_20_Text">
      <style:text-properties fo:color="#000000" style:font-name="Andale Mono" fo:font-size="13pt" fo:font-weight="normal" officeooo:rsid="0064be03" officeooo:paragraph-rsid="001cdb27" fo:background-color="transparent" style:font-size-asian="13pt" style:font-size-complex="13pt"/>
    </style:style>
    <style:style style:name="P6" style:family="paragraph" style:parent-style-name="Preformatted_20_Text">
      <style:text-properties fo:font-size="15pt" officeooo:rsid="001cba0a" officeooo:paragraph-rsid="001cba0a" style:font-size-asian="15pt" style:font-size-complex="15pt"/>
    </style:style>
    <style:style style:name="P7" style:family="paragraph" style:parent-style-name="Preformatted_20_Text">
      <style:text-properties style:font-name="Andale Mono" fo:font-size="12pt" fo:font-weight="bold" officeooo:rsid="001cba0a" officeooo:paragraph-rsid="001cba0a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Andale Mono" fo:font-size="12pt" fo:font-weight="bold" officeooo:rsid="001cdb27" officeooo:paragraph-rsid="001cdb27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979d" officeooo:paragraph-rsid="0020009f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ndale Mono" fo:font-size="10.5pt" fo:font-weight="bold" officeooo:rsid="0064be03" officeooo:paragraph-rsid="001cdb27" fo:background-color="transparent" style:font-size-asian="10.5pt" style:font-weight-asian="bold" style:font-size-complex="10.5pt" style:font-weight-complex="bold"/>
    </style:style>
    <style:style style:name="T1" style:family="text">
      <style:text-properties fo:color="#000000" officeooo:rsid="0064979d" fo:background-color="transparent" loext:char-shading-value="0"/>
    </style:style>
    <style:style style:name="T2" style:family="text">
      <style:text-properties fo:color="#000000" officeooo:rsid="0020009f" fo:background-color="transparent" loext:char-shading-value="0"/>
    </style:style>
    <style:style style:name="T3" style:family="text">
      <style:text-properties officeooo:rsid="001e5f6f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20009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<text:span text:style-name="T3">L</text:span>ATION<text:span text:style-name="T3">S</text:span></text:p>
      <text:p text:style-name="P7"/>
      <text:p text:style-name="P7">1. <text:tab/>Install flexsection plugins</text:p>
      <text:p text:style-name="P8">2.<text:tab/><text:span text:style-name="T1">Add </text:span><text:span text:style-name="T2">some</text:span><text:span text:style-name="T1"> function</text:span><text:span text:style-name="T2">s</text:span></text:p>
      <text:p text:style-name="P9">Add functions in mod/quiz/lib.php</text:p>
      <text:p text:style-name="P1">function check_quiz_update_events_schedule_elo($activity,$quiz) {</text:p>
      <text:p text:style-name="P1"><text:s text:c="4"/>global $DB;</text:p>
      <text:p text:style-name="P1"><text:s text:c="4"/>// Load the old events relating to this quiz.</text:p>
      <text:p text:style-name="P1"><text:s text:c="4"/>$conds = array('modulename'=&gt;'quiz',</text:p>
      <text:p text:style-name="P1"><text:s text:c="19"/>'instance'=&gt;$activity);</text:p>
      <text:p text:style-name="P1"><text:s text:c="4"/>$oldevents = $DB-&gt;get_records('event', $conds, 'id ASC');</text:p>
      <text:p text:style-name="P1"><text:s text:c="4"/>if ($oldevents) {</text:p>
      <text:p text:style-name="P1"><text:s text:c="8"/>return true;</text:p>
      <text:p text:style-name="P1"><text:s text:c="4"/>}</text:p>
      <text:p text:style-name="P1"><text:s text:c="4"/>quiz_update_events($quiz);</text:p>
      <text:p text:style-name="P1">}</text:p>
      <text:p text:style-name="P1"/>
      <text:p text:style-name="P10">Add funtion in mod/asign/lib.php</text:p>
      <text:p text:style-name="P2">function elo_update_assign_calendar($instance,$activity){</text:p>
      <text:p text:style-name="P2"><text:s text:c="4"/>global $DB, $CFG;</text:p>
      <text:p text:style-name="P2"><text:s text:c="4"/>require_once($CFG-&gt;dirroot.'/calendar/lib.php');</text:p>
      <text:p text:style-name="P2"><text:s text:c="4"/>define('ASSIGN_EVENT_TYPE_DUE', 'due');</text:p>
      <text:p text:style-name="P2"><text:s text:c="4"/>define('ASSIGN_EVENT_TYPE_GRADINGDUE', 'gradingdue');</text:p>
      <text:p text:style-name="P2"><text:s text:c="4"/>define('CALENDAR_EVENT_TYPE_ACTION', 1);</text:p>
      <text:p text:style-name="P2"><text:s text:c="4"/>$eventtype = ASSIGN_EVENT_TYPE_DUE;</text:p>
      <text:p text:style-name="P2"><text:s text:c="4"/>if ($instance-&gt;duedate) {</text:p>
      <text:p text:style-name="P2"><text:s text:c="8"/>$event-&gt;name = get_string('calendar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duedate;</text:p>
      <text:p text:style-name="P2"><text:s text:c="8"/>$event-&gt;timesort = $instance-&gt;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type = CALENDAR_EVENT_TYPE_ACTION;</text:p>
      <text:p text:style-name="P2"><text:s text:c="8"/>$select = "modulename = :modulename AND instance = :instance AND eventtype = :eventtype</text:p>
      <text:p text:style-name="P2"><text:s text:c="19"/>AND groupid = 0 AND courseid &lt;&gt; 0";</text:p>
      <text:p text:style-name="P2"><text:s text:c="8"/>$params = array('modulename' =&gt; 'assign', 'instance' =&gt; $instance-&gt;id, 'eventtype' =&gt; $eventtype);</text:p>
      <text:p text:style-name="P2"><text:s text:c="8"/>$event-&gt;id = $DB-&gt;get_field_select('event', 'id', $select, $params);</text:p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 </text:p>
      <text:p text:style-name="P2"><text:s text:c="12"/>$calendarevent-&gt;update($event);</text:p>
      <text:p text:style-name="P2"><text:s text:c="8"/>}</text:p>
      <text:p text:style-name="P2"><text:s text:c="8"/>else {</text:p>
      <text:p text:style-name="P2"><text:s text:c="12"/>calendar_event::create($event); // Tạo sự kiện nếu chưa có</text:p>
      <text:p text:style-name="P2"><text:s text:c="8"/>}</text:p>
      <text:p text:style-name="P2"/>
      <text:p text:style-name="P2"><text:s text:c="4"/>}else {</text:p>
      <text:p text:style-name="P2"><text:s text:c="8"/>$DB-&gt;delete_records('event', array('modulename' =&gt; 'assign', 'instance' =&gt; $instance-&gt;id,</text:p>
      <text:p text:style-name="P2"><text:s text:c="12"/>'eventtype' =&gt; $eventtype));</text:p>
      <text:p text:style-name="P2"><text:s text:c="4"/>}</text:p>
      <text:p text:style-name="P2"><text:s text:c="4"/>$eventtype = ASSIGN_EVENT_TYPE_GRADINGDUE;</text:p>
      <text:p text:style-name="P2"><text:s text:c="4"/>if ($instance-&gt;gradingduedate) {</text:p>
      <text:p text:style-name="P2"><text:s text:c="8"/>$event-&gt;name = get_string('calendargradingdue', 'assign', $instance-&gt;name);</text:p>
      <text:p text:style-name="P2"><text:s text:c="8"/>$intro = $instance-&gt;intro;</text:p>
      <text:p text:style-name="P2"><text:s text:c="8"/>$event-&gt;description = array(</text:p>
      <text:p text:style-name="P2"><text:s text:c="12"/>'text' =&gt; $intro,</text:p>
      <text:p text:style-name="P2"><text:s text:c="12"/>'format' =&gt; $instance-&gt;introformat</text:p>
      <text:p text:style-name="P2"><text:s text:c="8"/>);</text:p>
      <text:p text:style-name="P2"><text:s text:c="8"/>$event-&gt;eventtype = $eventtype;</text:p>
      <text:p text:style-name="P2"><text:s text:c="8"/>$event-&gt;timestart = $instance-&gt;gradingduedate;</text:p>
      <text:p text:style-name="P2"><text:s text:c="8"/>$event-&gt;timesort = $instance-&gt;gradingduedate;</text:p>
      <text:p text:style-name="P2"><text:s text:c="8"/>$event-&gt;courseid = $instance-&gt;course;</text:p>
      <text:p text:style-name="P2"><text:s text:c="8"/>$event-&gt;modulename = $activity-&gt;modname;</text:p>
      <text:p text:style-name="P2"><text:s text:c="8"/>$event-&gt;groupid = 0;</text:p>
      <text:p text:style-name="P2"><text:s text:c="8"/>$event-&gt;instance = $instance-&gt;id;</text:p>
      <text:p text:style-name="P2"><text:s text:c="8"/>$event-&gt;id = $DB-&gt;get_field('event', 'id', array('modulename' =&gt; 'assign',</text:p>
      <text:p text:style-name="P2"><text:s text:c="12"/>'instance' =&gt; $instance-&gt;id, 'eventtype' =&gt; $event-&gt;eventtype));</text:p>
      <text:p text:style-name="P2"/>
      <text:p text:style-name="P2"><text:s text:c="8"/>// Now process the event.</text:p>
      <text:p text:style-name="P2"><text:s text:c="8"/>if ($event-&gt;id) {</text:p>
      <text:p text:style-name="P2"><text:s text:c="12"/>$calendarevent= calendar_event::load($event-&gt;id);</text:p>
      <text:p text:style-name="P2"><text:s text:c="12"/>$calendarevent-&gt;update($event);</text:p>
      <text:p text:style-name="P2"><text:s text:c="8"/>} else {</text:p>
      <text:p text:style-name="P2"><text:s text:c="12"/>calendar_event::create($event);</text:p>
      <text:p text:style-name="P2"><text:s text:c="8"/>}</text:p>
      <text:p text:style-name="P2"><text:s text:c="4"/>} else {</text:p>
      <text:p text:style-name="P2"><text:s text:c="8"/>$DB-&gt;delete_records('event', array('modulename' =&gt; 'assign', 'instance' =&gt; $instance-&gt;id,</text:p>
      <text:p text:style-name="P2"><text:s text:c="8"/>'eventtype' =&gt; $eventtype));</text:p>
      <text:p text:style-name="P2"><text:s text:c="4"/>}</text:p>
      <text:p text:style-name="P2">}</text:p>
      <text:p text:style-name="P2"><text:soft-page-break/></text:p>
      <text:p text:style-name="P3"><text:span text:style-name="T4">Add function in mod/sc</text:span><text:span text:style-name="T5">orm/</text:span><text:span text:style-name="T4">lib.php</text:span></text:p>
      <text:p text:style-name="P2">function elo_scorm_update_calendar(stdClass $scorm, $cmid) {</text:p>
      <text:p text:style-name="P2"><text:s text:c="4"/>global $DB, $CFG;</text:p>
      <text:p text:style-name="P2"><text:s text:c="4"/>require_once($CFG-&gt;dirroot.'/calendar/lib.php');</text:p>
      <text:p text:style-name="P2"><text:s text:c="4"/>// Scorm start calendar events.</text:p>
      <text:p text:style-name="P2"><text:s text:c="4"/>$event = new stdClass();</text:p>
      <text:p text:style-name="P2"><text:s text:c="4"/>$event-&gt;eventtype = SCORM_EVENT_TYPE_OPEN;</text:p>
      <text:p text:style-name="P2"><text:s text:c="4"/>// The SCORM_EVENT_TYPE_OPEN event should only be an action event if no close time is specified.</text:p>
      <text:p text:style-name="P2"><text:s text:c="4"/>$event-&gt;type = empty($scorm-&gt;timeclose) ? CALENDAR_EVENT_TYPE_ACTION : CALENDAR_EVENT_TYPE_STANDARD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open)) &amp;&amp; ($scorm-&gt;timeopen &gt; 0)) {</text:p>
      <text:p text:style-name="P2"><text:s text:c="12"/>// Calendar event exists so update it.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open)) &amp;&amp; ($scorm-&gt;timeopen &gt; 0)) {</text:p>
      <text:p text:style-name="P2"><text:s text:c="12"/>$event-&gt;name = get_string('calendarstart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open;</text:p>
      <text:p text:style-name="P2"><text:s text:c="12"/>$event-&gt;timesort = $scorm-&gt;timeopen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 text:c="4"/>}</text:p>
      <text:p text:style-name="P2"/>
      <text:p text:style-name="P2"><text:s text:c="4"/>// Scorm end calendar events.</text:p>
      <text:p text:style-name="P2"><text:s text:c="4"/>$event = new stdClass();</text:p>
      <text:p text:style-name="P2"><text:s text:c="4"/>$event-&gt;type = CALENDAR_EVENT_TYPE_ACTION;</text:p>
      <text:p text:style-name="P2"><text:s text:c="4"/>$event-&gt;eventtype = SCORM_EVENT_TYPE_CLOSE;</text:p>
      <text:p text:style-name="P2"><text:s text:c="4"/>if ($event-&gt;id = $DB-&gt;get_field('event', 'id',</text:p>
      <text:p text:style-name="P2"><text:s text:c="8"/>array('modulename' =&gt; 'scorm', 'instance' =&gt; $scorm-&gt;id, 'eventtype' =&gt; $event-&gt;eventtype))) {</text:p>
      <text:p text:style-name="P2"><text:s text:c="8"/>if ((!empty($scorm-&gt;timeclose)) &amp;&amp; ($scorm-&gt;timeclose &gt; 0)) {</text:p>
      <text:p text:style-name="P2"><text:s text:c="12"/>// Calendar event exists so update it.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$calendarevent = calendar_event::load($event-&gt;id);</text:p>
      <text:p text:style-name="P2"><text:s text:c="12"/>$calendarevent-&gt;update($event);</text:p>
      <text:p text:style-name="P2"><text:s text:c="8"/>} else {</text:p>
      <text:p text:style-name="P2"><text:s text:c="12"/>// Calendar event is on longer needed.</text:p>
      <text:p text:style-name="P2"><text:s text:c="12"/>$calendarevent = calendar_event::load($event-&gt;id);</text:p>
      <text:p text:style-name="P2"><text:s text:c="12"/>$calendarevent-&gt;delete();</text:p>
      <text:p text:style-name="P2"><text:s text:c="8"/>}</text:p>
      <text:p text:style-name="P2"><text:s text:c="4"/>} else {</text:p>
      <text:p text:style-name="P2"><text:s text:c="8"/>// Event doesn't exist so create one.</text:p>
      <text:p text:style-name="P2"><text:s text:c="8"/>if ((!empty($scorm-&gt;timeclose)) &amp;&amp; ($scorm-&gt;timeclose &gt; 0)) {</text:p>
      <text:p text:style-name="P2"><text:s text:c="12"/>$event-&gt;name = get_string('calendarend', 'scorm', $scorm-&gt;name);</text:p>
      <text:p text:style-name="P2"><text:s text:c="12"/>$event-&gt;description = format_module_intro('scorm', $scorm, $cmid);</text:p>
      <text:p text:style-name="P2"><text:s text:c="12"/>$event-&gt;courseid = $scorm-&gt;course;</text:p>
      <text:p text:style-name="P2"><text:s text:c="12"/>$event-&gt;groupid = 0;</text:p>
      <text:p text:style-name="P2"><text:s text:c="12"/>$event-&gt;userid = 0;</text:p>
      <text:p text:style-name="P2"><text:s text:c="12"/>$event-&gt;modulename = 'scorm';</text:p>
      <text:p text:style-name="P2"><text:s text:c="12"/>$event-&gt;instance = $scorm-&gt;id;</text:p>
      <text:p text:style-name="P2"><text:s text:c="12"/>$event-&gt;timestart = $scorm-&gt;timeclose;</text:p>
      <text:p text:style-name="P2"><text:s text:c="12"/>$event-&gt;timesort = $scorm-&gt;timeclose;</text:p>
      <text:p text:style-name="P2"><text:s text:c="12"/>$event-&gt;visible = instance_is_visible('scorm', $scorm);</text:p>
      <text:p text:style-name="P2"><text:s text:c="12"/>$event-&gt;timeduration = 0;</text:p>
      <text:p text:style-name="P2"/>
      <text:p text:style-name="P2"><text:s text:c="12"/>calendar_event::create($event);</text:p>
      <text:p text:style-name="P2"><text:s text:c="8"/>}</text:p>
      <text:p text:style-name="P2"><text:s text:c="4"/>}</text:p>
      <text:p text:style-name="P2"/>
      <text:p text:style-name="P2"><text:s text:c="4"/>return true;</text:p>
      <text:p text:style-name="P2">}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12T16:39:30.736672295</dc:date>
    <meta:editing-duration>PT7M39S</meta:editing-duration>
    <meta:editing-cycles>7</meta:editing-cycles>
    <meta:document-statistic meta:table-count="0" meta:image-count="0" meta:object-count="0" meta:page-count="3" meta:paragraph-count="166" meta:word-count="596" meta:character-count="7236" meta:non-whitespace-character-count="5462"/>
  </office:meta>
</office:document-meta>
</file>